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layer Bo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Sc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Weight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pon Slot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sis Slo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ity Slo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eapon Modul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Power per u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Rate of Fire</text:p>
          </table:table-cell>
        </table:table-row>
        <table:table-row table:style-name="ro1">
          <table:table-cell office:value-type="string" calcext:value-type="string">
            <text:p>Machine gu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Small Las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Blas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Missle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 per missle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Gauss rifl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Chassis Modul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Power per 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ou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crease armour</text:p>
          </table:table-cell>
          <table:table-cell/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reates a shield that weapons cannot penetrate</text:p>
          </table:table-cell>
          <table:table-cell/>
        </table:table-row>
        <table:table-row table:style-name="ro1">
          <table:table-cell office:value-type="string" calcext:value-type="string">
            <text:p>Replicato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reate a bot minion</text:p>
          </table:table-cell>
          <table:table-cell/>
        </table:table-row>
        <table:table-row table:style-name="ro1">
          <table:table-cell office:value-type="string" calcext:value-type="string">
            <text:p>Cloa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reate partial invisibility</text:p>
          </table:table-cell>
          <table:table-cell/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ld more power and recharge faster</text:p>
          </table:table-cell>
          <table:table-cell/>
        </table:table-row>
        <table:table-row table:style-name="ro1">
          <table:table-cell office:value-type="string" calcext:value-type="string">
            <text:p>EMP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rain power from enemie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ity Modul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Power per 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ve faster</text:p>
          </table:table-cell>
          <table:table-cell/>
        </table:table-row>
        <table:table-row table:style-name="ro1">
          <table:table-cell office:value-type="string" calcext:value-type="string">
            <text:p>Jump Je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per second</text:p>
          </table:table-cell>
          <table:table-cell/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eleport a short distance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eleport a long distan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09:12:58.986000000</meta:creation-date>
    <dc:date>2015-11-25T10:09:12.259000000</dc:date>
    <meta:editing-duration>PT41M2S</meta:editing-duration>
    <meta:editing-cycles>2</meta:editing-cycles>
    <meta:generator>LibreOffice/4.3.5.2$Windows_x86 LibreOffice_project/3a87456aaa6a95c63eea1c1b3201acedf0751bd5</meta:generator>
    <meta:document-statistic meta:table-count="1" meta:cell-count="120" meta:object-count="0"/>
  </office:meta>
</office:document-meta>
</file>